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62ce" officeooo:paragraph-rsid="000762ce"/>
    </style:style>
    <style:style style:name="P2" style:family="paragraph" style:parent-style-name="Standard">
      <style:text-properties officeooo:rsid="00076e9f" officeooo:paragraph-rsid="00076e9f"/>
    </style:style>
    <style:style style:name="P3" style:family="paragraph" style:parent-style-name="Standard">
      <style:text-properties officeooo:rsid="000805d9" officeooo:paragraph-rsid="000805d9"/>
    </style:style>
    <style:style style:name="P4" style:family="paragraph" style:parent-style-name="Standard">
      <style:text-properties officeooo:rsid="000af3a2" officeooo:paragraph-rsid="000af3a2"/>
    </style:style>
    <style:style style:name="P5" style:family="paragraph" style:parent-style-name="Standard">
      <style:text-properties officeooo:rsid="000d9c78" officeooo:paragraph-rsid="000d9c78"/>
    </style:style>
    <style:style style:name="P6" style:family="paragraph" style:parent-style-name="Standard">
      <style:text-properties officeooo:rsid="000f2a3b" officeooo:paragraph-rsid="000f2a3b"/>
    </style:style>
    <style:style style:name="P7" style:family="paragraph" style:parent-style-name="Standard">
      <style:text-properties officeooo:rsid="000fc7ac" officeooo:paragraph-rsid="000fc7ac"/>
    </style:style>
    <style:style style:name="P8" style:family="paragraph" style:parent-style-name="Standard">
      <style:text-properties officeooo:rsid="0012fcfb" officeooo:paragraph-rsid="0012fcfb"/>
    </style:style>
    <style:style style:name="P9" style:family="paragraph" style:parent-style-name="Standard">
      <style:text-properties officeooo:rsid="0012fcfb" officeooo:paragraph-rsid="0015073e"/>
    </style:style>
    <style:style style:name="P10" style:family="paragraph" style:parent-style-name="Standard">
      <style:text-properties officeooo:rsid="0014e241" officeooo:paragraph-rsid="0014e241"/>
    </style:style>
    <style:style style:name="P11" style:family="paragraph" style:parent-style-name="Table_20_Contents">
      <style:text-properties officeooo:rsid="000cb1d4" officeooo:paragraph-rsid="000cb1d4"/>
    </style:style>
    <style:style style:name="T1" style:family="text">
      <style:text-properties officeooo:rsid="000805d9"/>
    </style:style>
    <style:style style:name="T2" style:family="text">
      <style:text-properties officeooo:rsid="000cb1d4"/>
    </style:style>
    <style:style style:name="T3" style:family="text">
      <style:text-properties officeooo:rsid="000f57b0"/>
    </style:style>
    <style:style style:name="T4" style:family="text">
      <style:text-properties officeooo:rsid="00112eac"/>
    </style:style>
    <style:style style:name="T5" style:family="text">
      <style:text-properties officeooo:rsid="001323e6"/>
    </style:style>
    <style:style style:name="T6" style:family="text">
      <style:text-properties officeooo:rsid="0014e241"/>
    </style:style>
    <style:style style:name="T7" style:family="text">
      <style:text-properties officeooo:rsid="001507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iot<text:tab/><text:tab/><text:tab/><text:tab/><text:tab/><text:tab/><text:tab/><text:tab/><text:tab/><text:tab/><text:tab/><text:tab/><text:tab/>1°2</text:p>
      <text:p text:style-name="P1">chauve <text:tab/><text:tab/><text:tab/><text:tab/><text:tab/><text:tab/><text:tab/><text:tab/><text:tab/><text:tab/><text:tab/></text:p>
      <text:p text:style-name="P1"/>
      <text:p text:style-name="P1"><text:tab/><text:tab/><text:tab/><text:tab/><text:tab/><text:tab/>E.M.C</text:p>
      <text:p text:style-name="P1"/>
      <text:p text:style-name="P1"/>
      <text:p text:style-name="P2">1) lien de fraternité <text:span text:style-name="T1">exemple entre des frères</text:span></text:p>
      <text:p text:style-name="P3">2)les deux types de dimensions principales du lien social sont les liens proches dans une cercle restrin et <text:s/></text:p>
      <text:p text:style-name="P3"/>
      <text:p text:style-name="P4">on distingue les groupes primère et secondaire selon 3 critères : </text:p>
      <text:p text:style-name="P4"/>
      <table:table table:name="Table1" table:style-name="Table1">
        <table:table-column table:style-name="Table1.A" table:number-columns-repeated="3"/>
        <table:table-row table:style-name="TableLine94054469263072">
          <table:table-cell table:style-name="Table1.A1" office:value-type="string">
            <text:p text:style-name="P11">critères</text:p>
          </table:table-cell>
          <table:table-cell table:style-name="Table1.A1" office:value-type="string">
            <text:p text:style-name="P11">Groupes primaires</text:p>
          </table:table-cell>
          <table:table-cell table:style-name="Table1.C1" office:value-type="string">
            <text:p text:style-name="P11">Groupes secondaires</text:p>
          </table:table-cell>
        </table:table-row>
        <table:table-row table:style-name="TableLine94054470002496">
          <table:table-cell table:style-name="Table1.A2" office:value-type="string">
            <text:p text:style-name="P11">Taille du groupe</text:p>
          </table:table-cell>
          <table:table-cell table:style-name="Table1.A2" office:value-type="string">
            <text:p text:style-name="P11">Gr. restreeints</text:p>
          </table:table-cell>
          <table:table-cell table:style-name="Table1.C2" office:value-type="string">
            <text:p text:style-name="P11">gr. larges</text:p>
          </table:table-cell>
        </table:table-row>
        <table:table-row table:style-name="TableLine94054470061536">
          <table:table-cell table:style-name="Table1.A2" office:value-type="string">
            <text:p text:style-name="P11">Nature des liens au seins du groupe </text:p>
          </table:table-cell>
          <table:table-cell table:style-name="Table1.A2" office:value-type="string">
            <text:p text:style-name="P11">Liens sociaux dit “fort” c.à.d. affectifs et durable</text:p>
          </table:table-cell>
          <table:table-cell table:style-name="Table1.C2" office:value-type="string">
            <text:p text:style-name="P11">Liens sociaux dits “faibles” c à d fonctionnels et/ou moins durable et moins fréquants</text:p>
          </table:table-cell>
        </table:table-row>
        <table:table-row table:style-name="TableLine94054470062352">
          <table:table-cell table:style-name="Table1.A2" office:value-type="string">
            <text:p text:style-name="P11">Rôle du <text:s/>groupe</text:p>
          </table:table-cell>
          <table:table-cell table:style-name="Table1.A2" office:value-type="string">
            <text:p text:style-name="P11">Non spécialisés </text:p>
          </table:table-cell>
          <table:table-cell table:style-name="Table1.C2" office:value-type="string">
            <text:p text:style-name="P11">spécialisés</text:p>
          </table:table-cell>
        </table:table-row>
        <table:table-row table:style-name="TableLine94054470063216">
          <table:table-cell table:style-name="Table1.A2" office:value-type="string">
            <text:p text:style-name="P11">exemple</text:p>
          </table:table-cell>
          <table:table-cell table:style-name="Table1.A2" office:value-type="string">
            <text:p text:style-name="P11">- la famille </text:p>
            <text:p text:style-name="P11">- un groupe d’amis</text:p>
          </table:table-cell>
          <table:table-cell table:style-name="Table1.C2" office:value-type="string">
            <text:p text:style-name="Table_20_Contents">-<text:span text:style-name="T2">collectifs de travail</text:span></text:p>
            <text:p text:style-name="Table_20_Contents">- <text:span text:style-name="T2">associations, syndicats...</text:span></text:p>
          </table:table-cell>
        </table:table-row>
      </table:table>
      <text:p text:style-name="P4"/>
      <text:p text:style-name="P5">lien fonctionnel = lien vendu néc. </text:p>
      <text:p text:style-name="P5">Par le fonctionnement du groupe. Exemple collègues de travail en intéraction </text:p>
      <text:p text:style-name="P5"/>
      <text:p text:style-name="P5"/>
      <text:p text:style-name="P5">1) il existe des groupes sociaux formés pour atteindre un but particulier par ex, le collectif de travail a pour rôle de produire des biens, et/ou des services A l’inverse, la famille n’a pas un seul but, mais plusieurs : rôles de protection, d’affection, de soutien, d’éducation de ses enfants, etc.</text:p>
      <text:p text:style-name="P5"/>
      <text:p text:style-name="P5"/>
      <text:p text:style-name="P6">en conclusion qu’est-ce qu’un groupe social : un groupe social n’est ni un agrégat* humain, ni une catégorie statistique. <text:span text:style-name="T4">Un groupe social est un essemble d’individue qui ont une conscience d’appartenance a ce groupe </text:span></text:p>
      <text:p text:style-name="P6"/>
      <text:p text:style-name="P8">les groupes sociaux sont des cathégories s<text:span text:style-name="T5">tatistique</text:span></text:p>
      <text:p text:style-name="P8"><text:tab/><text:span text:style-name="T5">exe</text:span><text:span text:style-name="T6">m</text:span><text:span text:style-name="T5">ple 1 : les classes d’age (</text:span><text:span text:style-name="T6">12</text:span><text:span text:style-name="T5"> -25)</text:span></text:p>
      <text:p text:style-name="P9"><text:tab/><text:span text:style-name="T6">exemple 2 : </text:span><text:span text:style-name="T7">cathégorie socioprofessionnelles </text:span></text:p>
      <text:p text:style-name="P9"><text:span text:style-name="T6"><text:tab/></text:span><text:span text:style-name="T7">exemple 3 : hommes et femmes </text:span><text:span text:style-name="T6"><text:s/></text:span></text:p>
      <text:p text:style-name="P10"/>
      <text:p text:style-name="P6">* <text:span text:style-name="T3">somme d’individu sans lien particulier</text:span></text:p>
      <text:p text:style-name="P6"/>
      <text:p text:style-name="P7">interaction directe et indirecte </text:p>
      <text:p text:style-name="P7"/>
      <text:p text:style-name="P7">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2-10-19T11:02:48.070542151</dc:date>
    <meta:editing-duration>PT39M21S</meta:editing-duration>
    <meta:editing-cycles>14</meta:editing-cycles>
    <meta:document-statistic meta:table-count="1" meta:image-count="0" meta:object-count="0" meta:page-count="1" meta:paragraph-count="34" meta:word-count="241" meta:character-count="1532" meta:non-whitespace-character-count="1277"/>
  </office:meta>
</office:document-meta>
</file>